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Practice of project Bank Account with using classes, constructor and function</text:p>
      <text:p text:style-name="Standard"/>
      <text:p text:style-name="Standard">// class with inheritence and encapsulation</text:p>
      <text:p text:style-name="Standard"/>
      <text:p text:style-name="Standard">// class BankAccount {</text:p>
      <text:p text:style-name="Standard"/>
      <text:p text:style-name="Standard">// <text:tab/>customerName;</text:p>
      <text:p text:style-name="Standard"><text:s/></text:p>
      <text:p text:style-name="Standard">// <text:tab/>accountNumber;</text:p>
      <text:p text:style-name="Standard"/>
      <text:p text:style-name="Standard">// <text:tab/>balance = 0;</text:p>
      <text:p text:style-name="Standard"/>
      <text:p text:style-name="Standard"/>
      <text:p text:style-name="Standard">// <text:tab/>// constructor added</text:p>
      <text:p text:style-name="Standard">// <text:tab/>constructor (customerName, balance) {</text:p>
      <text:p text:style-name="Standard"/>
      <text:p text:style-name="Standard">// <text:s text:c="4"/>this.customerName = customerName;</text:p>
      <text:p text:style-name="Standard"/>
      <text:p text:style-name="Standard">// <text:s text:c="4"/>this.accountNumber = Date.now();</text:p>
      <text:p text:style-name="Standard"/>
      <text:p text:style-name="Standard">// <text:s text:c="4"/>this.balance = balance;</text:p>
      <text:p text:style-name="Standard"/>
      <text:p text:style-name="Standard">// <text:tab/>}</text:p>
      <text:p text:style-name="Standard"/>
      <text:p text:style-name="Standard"/>
      <text:p text:style-name="Standard">// <text:tab/>// deposit function</text:p>
      <text:p text:style-name="Standard">// <text:tab/>deposit (amount) {</text:p>
      <text:p text:style-name="Standard">// <text:tab/><text:tab/>this.balance += amount;<text:tab/></text:p>
      <text:p text:style-name="Standard"/>
      <text:p text:style-name="Standard">// <text:tab/><text:tab/>}</text:p>
      <text:p text:style-name="Standard"/>
      <text:p text:style-name="Standard">// <text:tab/>// withdraw function</text:p>
      <text:p text:style-name="Standard">// <text:tab/>withdraw (amount) {</text:p>
      <text:p text:style-name="Standard">// <text:tab/><text:tab/>this.balance -= amount;</text:p>
      <text:p text:style-name="Standard">// <text:tab/><text:tab/>}</text:p>
      <text:p text:style-name="Standard"/>
      <text:p text:style-name="Standard">// }</text:p>
      <text:p text:style-name="Standard">// // class for current account</text:p>
      <text:p text:style-name="Standard">// class currentAccount extends BankAccount {</text:p>
      <text:p text:style-name="Standard"/>
      <text:p text:style-name="Standard">// <text:tab/>transactionLimit = 3000;</text:p>
      <text:p text:style-name="Standard"><text:s text:c="4"/></text:p>
      <text:p text:style-name="Standard">// <text:s text:c="4"/>constructor (customerName, balance = 0) {</text:p>
      <text:p text:style-name="Standard"/>
      <text:p text:style-name="Standard">// <text:s text:c="4"/><text:tab/>super(customerName, balance);</text:p>
      <text:p text:style-name="Standard"/>
      <text:p text:style-name="Standard">// <text:s text:c="4"/>}</text:p>
      <text:p text:style-name="Standard"/>
      <text:p text:style-name="Standard">// <text:s text:c="4"/>takeBusinessLoan (amount) {</text:p>
      <text:p text:style-name="Standard"/>
      <text:p text:style-name="Standard">// <text:s text:c="4"/><text:tab/>console.log('Taking business loan: ', + amount);</text:p>
      <text:p text:style-name="Standard">// <text:s text:c="4"/>}</text:p>
      <text:p text:style-name="Standard"><text:soft-page-break/>// }</text:p>
      <text:p text:style-name="Standard">// // class for saving account</text:p>
      <text:p text:style-name="Standard">// class savingAccount extends BankAccount {</text:p>
      <text:p text:style-name="Standard"/>
      <text:p text:style-name="Standard">// <text:tab/>transactionLimit = 1500;</text:p>
      <text:p text:style-name="Standard"><text:s text:c="4"/></text:p>
      <text:p text:style-name="Standard">// <text:s text:c="4"/>constructor (customerName, balance = 0) {</text:p>
      <text:p text:style-name="Standard"/>
      <text:p text:style-name="Standard">// <text:s text:c="4"/><text:tab/>super(customerName, balance);</text:p>
      <text:p text:style-name="Standard"/>
      <text:p text:style-name="Standard">// <text:s text:c="4"/>}</text:p>
      <text:p text:style-name="Standard"/>
      <text:p text:style-name="Standard">// <text:s text:c="4"/>takePersonnalLoan (amount) {</text:p>
      <text:p text:style-name="Standard"/>
      <text:p text:style-name="Standard">// <text:s text:c="4"/><text:tab/>console.log('Taking personal loan: ', + amount);</text:p>
      <text:p text:style-name="Standard">// <text:s text:c="4"/>}</text:p>
      <text:p text:style-name="Standard">// }</text:p>
      <text:p text:style-name="Standard"/>
      <text:p text:style-name="Standard">// <text:tab/>const ahmedAccount = new savingAccount('Ahmed', 50);</text:p>
      <text:p text:style-name="Standard"/>
      <text:p text:style-name="Standard">// <text:tab/>const akifAccount = new currentAccount('Akif', 200);</text:p>
      <text:p text:style-name="Standard"/>
      <text:p text:style-name="Standard">// <text:tab/>ahmedAccount.takePersonnalLoan(3000);</text:p>
      <text:p text:style-name="Standard"/>
      <text:p text:style-name="Standard">// <text:tab/>akifAccount.takeBusinessLoan(5000)</text:p>
      <text:p text:style-name="Standard"/>
      <text:p text:style-name="Standard">// <text:tab/>console.log(ahmedAccount);</text:p>
      <text:p text:style-name="Standard"/>
      <text:p text:style-name="Standard">// <text:tab/>console.log(akifAccount);</text:p>
      <text:p text:style-name="Standard"/>
      <text:p text:style-name="Standard">// <text:tab/>ahmedAccount.deposit(100)</text:p>
      <text:p text:style-name="Standard"/>
      <text:p text:style-name="Standard">// <text:tab/>console.log(ahmedAccount);</text:p>
      <text:p text:style-name="Standard"/>
      <text:p text:style-name="Standard">// <text:tab/>akifAccount.withdraw(140)</text:p>
      <text:p text:style-name="Standard"/>
      <text:p text:style-name="Standard">// <text:tab/>console.log(akifAccount);</text:p>
      <text:p text:style-name="Standard"/>
      <text:p text:style-name="Standard"/>
      <text:p text:style-name="Standard"/>
      <text:p text:style-name="Standard"/>
      <text:p text:style-name="Standard">//Constructor</text:p>
      <text:p text:style-name="Standard"/>
      <text:p text:style-name="Standard">function BankAccount(customerName, balance = 0){</text:p>
      <text:p text:style-name="Standard"/>
      <text:p text:style-name="Standard"><text:tab/>this.customerName = customerName;</text:p>
      <text:p text:style-name="Standard"/>
      <text:p text:style-name="Standard"><text:tab/>this.accountNumber = Date.now();</text:p>
      <text:p text:style-name="Standard"/>
      <text:p text:style-name="Standard"><text:tab/>this.balance = balance;</text:p>
      <text:p text:style-name="Standard"/>
      <text:p text:style-name="Standard"><text:tab/>// Deposit function</text:p>
      <text:p text:style-name="Standard"><text:soft-page-break/><text:tab/>this.deposit = function (amount){</text:p>
      <text:p text:style-name="Standard"/>
      <text:p text:style-name="Standard"><text:tab/><text:tab/>this.balance += amount;</text:p>
      <text:p text:style-name="Standard"/>
      <text:p text:style-name="Standard"><text:tab/>}</text:p>
      <text:p text:style-name="Standard"><text:tab/>// Withdraw function</text:p>
      <text:p text:style-name="Standard"><text:tab/>this.withdraw = (amount) =&gt; {</text:p>
      <text:p text:style-name="Standard"/>
      <text:p text:style-name="Standard"><text:tab/>this.balance -= amount;</text:p>
      <text:p text:style-name="Standard"><text:tab/>}</text:p>
      <text:p text:style-name="Standard"/>
      <text:p text:style-name="Standard">}</text:p>
      <text:p text:style-name="Standard"/>
      <text:p text:style-name="Standard">// Following console base interation with objects and methods</text:p>
      <text:p text:style-name="Standard"/>
      <text:p text:style-name="Standard">// const customer1 = new BankAccount("Nauman", 5000);</text:p>
      <text:p text:style-name="Standard">// const customer2 = new BankAccount("Feena");</text:p>
      <text:p text:style-name="Standard">// console.log(customer1);</text:p>
      <text:p text:style-name="Standard">// console.log(customer2);</text:p>
      <text:p text:style-name="Standard">// customer2.deposit(500);</text:p>
      <text:p text:style-name="Standard">// customer1.withdraw(500);</text:p>
      <text:p text:style-name="Standard">// console.log(customer1);</text:p>
      <text:p text:style-name="Standard">// console.log(customer2);</text:p>
      <text:p text:style-name="Standard"/>
      <text:p text:style-name="Standard">// ========================================================================</text:p>
      <text:p text:style-name="Standard"/>
      <text:p text:style-name="Standard">// To store account details in memory we have created an array</text:p>
      <text:p text:style-name="Standard"/>
      <text:p text:style-name="Standard">const accounts = [];</text:p>
      <text:p text:style-name="Standard"/>
      <text:p text:style-name="Standard">// Account creation block</text:p>
      <text:p text:style-name="Standard"/>
      <text:p text:style-name="Standard">const accountForm = document.querySelector('#bankAccount');</text:p>
      <text:p text:style-name="Standard"/>
      <text:p text:style-name="Standard">const cmName = document.querySelector('#customerName');</text:p>
      <text:p text:style-name="Standard"/>
      <text:p text:style-name="Standard">const balance = document.querySelector('#balance');</text:p>
      <text:p text:style-name="Standard"/>
      <text:p text:style-name="Standard">// Deposit block</text:p>
      <text:p text:style-name="Standard"/>
      <text:p text:style-name="Standard">const depositForm = document.querySelector('#depositForm');</text:p>
      <text:p text:style-name="Standard"/>
      <text:p text:style-name="Standard">const accountNumber = document.querySelector('#acNumber');</text:p>
      <text:p text:style-name="Standard"/>
      <text:p text:style-name="Standard">const amount = document.querySelector('#amount');</text:p>
      <text:p text:style-name="Standard"/>
      <text:p text:style-name="Standard">// Withdraw block</text:p>
      <text:p text:style-name="Standard"/>
      <text:p text:style-name="Standard">const withdrawForm = document.querySelector('#withdrawForm');</text:p>
      <text:p text:style-name="Standard"/>
      <text:p text:style-name="Standard"><text:soft-page-break/>const acNumber = document.querySelector('#wNumber');</text:p>
      <text:p text:style-name="Standard"/>
      <text:p text:style-name="Standard">const withdrawlAmount = document.querySelector('#wAmount');</text:p>
      <text:p text:style-name="Standard"/>
      <text:p text:style-name="Standard"/>
      <text:p text:style-name="Standard">accountForm.addEventListener('submit', (e) =&gt; {</text:p>
      <text:p text:style-name="Standard"><text:tab/></text:p>
      <text:p text:style-name="Standard"><text:tab/>e.preventDefault();</text:p>
      <text:p text:style-name="Standard"/>
      <text:p text:style-name="Standard"><text:tab/>//Following line to store dynamically account details in an account variable</text:p>
      <text:p text:style-name="Standard"><text:tab/>const account = new BankAccount(cmName.value, +balance.value);</text:p>
      <text:p text:style-name="Standard"><text:tab/></text:p>
      <text:p text:style-name="Standard"><text:tab/>//Since we use push method to add data in an array</text:p>
      <text:p text:style-name="Standard"><text:tab/>accounts.push(account);</text:p>
      <text:p text:style-name="Standard"><text:tab/></text:p>
      <text:p text:style-name="Standard"><text:tab/>console.log(account);</text:p>
      <text:p text:style-name="Standard"/>
      <text:p text:style-name="Standard"/>
      <text:p text:style-name="Standard">});</text:p>
      <text:p text:style-name="Standard"/>
      <text:p text:style-name="Standard">depositForm.addEventListener('submit', (e) =&gt; {</text:p>
      <text:p text:style-name="Standard"/>
      <text:p text:style-name="Standard"><text:tab/>e.preventDefault();</text:p>
      <text:p text:style-name="Standard"/>
      <text:p text:style-name="Standard"><text:tab/>/*</text:p>
      <text:p text:style-name="Standard"><text:tab/>The following line is very imp wherein we call find method on our array,</text:p>
      <text:p text:style-name="Standard"><text:tab/>applied a check on account if the user entered value is equal to the value of account number </text:p>
      <text:p text:style-name="Standard"><text:tab/>availabe in array, added "+" sign to satisfy the "===" condtition by converting string </text:p>
      <text:p text:style-name="Standard"><text:tab/>into integer.</text:p>
      <text:p text:style-name="Standard"><text:tab/>*/</text:p>
      <text:p text:style-name="Standard"><text:tab/>const account = accounts.find(</text:p>
      <text:p text:style-name="Standard"/>
      <text:p text:style-name="Standard"><text:tab/><text:tab/>(account) =&gt; account.accountNumber === +accountNumber.value);</text:p>
      <text:p text:style-name="Standard"><text:tab/></text:p>
      <text:p text:style-name="Standard"><text:tab/>// Then called a deposit method on our above variable (account)</text:p>
      <text:p text:style-name="Standard"><text:tab/>account.deposit(+amount.value);</text:p>
      <text:p text:style-name="Standard"/>
      <text:p text:style-name="Standard"/>
      <text:p text:style-name="Standard"><text:tab/>console.log(accounts);</text:p>
      <text:p text:style-name="Standard"/>
      <text:p text:style-name="Standard">});</text:p>
      <text:p text:style-name="Standard"/>
      <text:p text:style-name="Standard">withdrawForm.addEventListener('submit', (e) =&gt; {</text:p>
      <text:p text:style-name="Standard"/>
      <text:p text:style-name="Standard"><text:tab/>e.preventDefault();</text:p>
      <text:p text:style-name="Standard"/>
      <text:p text:style-name="Standard"><text:tab/>/*</text:p>
      <text:p text:style-name="Standard"><text:tab/>The following line is very imp wherein we call find method on our array,</text:p>
      <text:p text:style-name="Standard"><text:tab/>applied a check on account if the user entered value is equal to the value of account number </text:p>
      <text:p text:style-name="Standard"><text:tab/>availabe in array, added "+" sign to satisfy the "===" condtition by converting string </text:p>
      <text:p text:style-name="Standard"><text:tab/>into integer.</text:p>
      <text:p text:style-name="Standard"><text:tab/>*/</text:p>
      <text:p text:style-name="Standard"><text:soft-page-break/></text:p>
      <text:p text:style-name="Standard"><text:tab/>const account = accounts.find(</text:p>
      <text:p text:style-name="Standard"/>
      <text:p text:style-name="Standard"><text:tab/><text:tab/>(account) =&gt; account.accountNumber === +acNumber.value);</text:p>
      <text:p text:style-name="Standard"/>
      <text:p text:style-name="Standard"><text:tab/>// Then called a deposit method on our above variable (foundAccount)</text:p>
      <text:p text:style-name="Standard"><text:tab/>account.withdraw(+withdrawlAmount.value);</text:p>
      <text:p text:style-name="Standard"/>
      <text:p text:style-name="Standard"><text:tab/>console.log(accounts);</text:p>
      <text:p text:style-name="Standard"/>
      <text:p text:style-name="Standard">}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13:16:01.265616456</meta:creation-date>
    <dc:date>2023-07-19T13:17:34.662323587</dc:date>
    <meta:editing-duration>PT1M34S</meta:editing-duration>
    <meta:editing-cycles>1</meta:editing-cycles>
    <meta:document-statistic meta:table-count="0" meta:image-count="0" meta:object-count="0" meta:page-count="5" meta:paragraph-count="132" meta:word-count="527" meta:character-count="4296" meta:non-whitespace-character-count="3738"/>
    <meta:generator>LibreOffice/6.4.7.2$Linux_X86_64 LibreOffice_project/40$Build-2</meta:generator>
  </office:meta>
</office:document-meta>
</file>